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4.498cm" style:rel-column-width="2550*"/>
    </style:style>
    <style:style style:name="Table1.B" style:family="table-column">
      <style:table-column-properties style:column-width="1.826cm" style:rel-column-width="1035*"/>
    </style:style>
    <style:style style:name="Table1.C" style:family="table-column">
      <style:table-column-properties style:column-width="1.905cm" style:rel-column-width="1080*"/>
    </style:style>
    <style:style style:name="Table1.D" style:family="table-column">
      <style:table-column-properties style:column-width="1.773cm" style:rel-column-width="1005*"/>
    </style:style>
    <style:style style:name="Table1.E" style:family="table-column">
      <style:table-column-properties style:column-width="2.937cm" style:rel-column-width="1665*"/>
    </style:style>
    <style:style style:name="Table1.F" style:family="table-column">
      <style:table-column-properties style:column-width="4.022cm" style:rel-column-width="228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D6" style:family="table-cell" style:data-style-name="N11">
      <style:table-cell-properties fo:padding="0.097cm" fo:border-left="0.002cm solid #000000" fo:border-right="none"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7"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0" style:family="paragraph" style:parent-style-name="Standard">
      <style:paragraph-properties fo:margin-top="0cm" fo:margin-bottom="0cm" fo:line-height="100%" fo:break-before="page"/>
    </style:style>
    <style:style style:name="P11" style:family="paragraph" style:parent-style-name="Standard">
      <style:paragraph-properties fo:text-align="center" style:justify-single-word="false"/>
      <style:text-properties style:font-name="Arial" fo:font-size="14pt" style:font-size-asian="14pt" style:font-size-complex="14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end" style:justify-single-word="false"/>
    </style:style>
    <style:style style:name="P14" style:family="paragraph" style:parent-style-name="Table_20_Heading">
      <style:paragraph-properties fo:text-align="start" style:justify-single-word="false"/>
    </style:style>
    <style:style style:name="T1" style:family="text">
      <style:text-properties fo:font-weight="bold" style:font-weight-asian="bold"/>
    </style:style>
    <style:style style:name="T2" style:family="text">
      <style:text-properties style:font-name="Times New Roman" style:font-name-complex="Consolas1"/>
    </style:style>
    <style:style style:name="T3" style:family="text">
      <style:text-properties style:font-name="Times New Roman"/>
    </style:style>
    <style:style style:name="T4" style:family="text">
      <style:text-properties style:font-name="Times New Roman" fo:font-size="12pt" style:font-size-asian="12pt" style:font-size-complex="12pt"/>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yteFyba BMS</text:p>
      <text:p text:style-name="P11">Proposed Modbus Protocol</text:p>
      <text:p text:style-name="P3"/>
      <text:p text:style-name="P4">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text:p>
      <text:p text:style-name="P4">The communications port requires either 8 bits, no parity, and 1 stop bit, or 7 bits, space parity, and 1 stop bit.</text:p>
      <text:p text:style-name="P4"/>
      <text:p text:style-name="P4">Results are read with function code 3 (read holding registers) only. All results are single register. T<text:span text:style-name="T2">he device address is 247. However, if it is necessary to address the individual Cell Management Units (CMUs), their device addresses will be their cell number (e.g. 1-16 in a typical 48 V LiFePO4 battery).</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Parameter name</text:p>
            </table:table-cell>
            <table:table-cell table:style-name="Table1.A1" office:value-type="string">
              <text:p text:style-name="P2">Register</text:p>
            </table:table-cell>
            <table:table-cell table:style-name="Table1.A1" office:value-type="string">
              <text:p text:style-name="P2">Type</text:p>
            </table:table-cell>
            <table:table-cell table:style-name="Table1.A1" office:value-type="string">
              <text:p text:style-name="P2">Units</text:p>
            </table:table-cell>
            <table:table-cell table:style-name="Table1.A1" office:value-type="string">
              <text:p text:style-name="P2">Range</text:p>
            </table:table-cell>
            <table:table-cell table:style-name="Table1.F1" office:value-type="string">
              <text:p text:style-name="P2">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13">E@</text:p>
          </table:table-cell>
        </table:table-row>
        <table:table-row>
          <table:table-cell table:style-name="Table1.A2" office:value-type="string">
            <text:p text:style-name="P1">Battery Power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13">D@</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13">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13">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Sint16</text:p>
          </table:table-cell>
          <table:table-cell table:style-name="Table1.D6" office:value-type="percentage" office:value="0.001">
            <text:p text:style-name="Table_20_Contents">0.10%</text:p>
          </table:table-cell>
          <table:table-cell table:style-name="Table1.A2" office:value-type="string">
            <text:p text:style-name="P1">0-100%</text:p>
          </table:table-cell>
          <table:table-cell table:style-name="Table1.F2" office:value-type="string">
            <text:p text:style-name="P13">f</text:p>
          </table:table-cell>
        </table:table-row>
        <table:table-row>
          <table:table-cell table:style-name="Table1.A2" office:value-type="string">
            <text:p text:style-name="P1">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13">p</text:p>
          </table:table-cell>
        </table:table-row>
      </table:table>
      <text:p text:style-name="P4"/>
      <text:p text:style-name="P4">Uint16 = unsigned integer, 16 bits, range 0 to 65535</text:p>
      <text:p text:style-name="P4">Sint16 = signed integer, 16 bits, range -32768 to 32767</text:p>
      <text:p text:style-name="P4"/>
      <text:p text:style-name="Standard">Stress:</text:p>
      <text:p text:style-name="Standard"/>
      <text:p text:style-name="P7"><text:s text:c="6"/>15-7 <text:s text:c="10"/>6 <text:s text:c="8"/>5 <text:s text:c="8"/>4 <text:s text:c="8"/>3 <text:s text:c="8"/>2 <text:s text:c="8"/>1 <text:s text:c="8"/>0</text:p>
      <text:p text:style-name="P7">+---------------+---------+---------+---------+---------+---------+---------+---------+</text:p>
      <text:p text:style-name="P7">| <text:s text:c="3"/>Always <text:s text:c="4"/>| <text:s/>Comms <text:s/>| <text:s text:c="3"/>Stress type <text:s text:c="3"/>| <text:s text:c="3"/>Stress level (0 to 15 in binary) <text:s text:c="2"/>|</text:p>
      <text:p text:style-name="P7">| <text:s text:c="6"/>0 <text:s text:c="6"/>| <text:s/>error <text:s/>| <text:s text:c="18"/>| <text:s text:c="38"/>|</text:p>
      <text:p text:style-name="P7">+---------------+---------+---------+---------+---------+---------+---------+---------+</text:p>
      <text:p text:style-name="P7"><text:s text:c="18"/>Treat <text:s text:c="3"/>00 don't ignore <text:s text:c="14"/>0-7 Normal <text:s text:c="2"/></text:p>
      <text:p text:style-name="P7"><text:s text:c="18"/>as <text:s text:c="6"/>01 ignore on discharge <text:s text:c="6"/>8-11 Warning</text:p>
      <text:p text:style-name="P7"><text:s text:c="18"/>stress <text:s text:c="2"/>10 ignore on charge <text:s text:c="8"/>12-15 Alarm</text:p>
      <text:p text:style-name="P7"><text:s text:c="18"/>8 <text:s text:c="7"/>11 all in bypass, and <text:s text:c="6"/>(BMU disconnects battery at 15)</text:p>
      <text:p text:style-name="P7"><text:s text:c="30"/>ignore on discharge</text:p>
      <text:p text:style-name="P6"/>
      <text:p text:style-name="P5"><text:span text:style-name="T1"/></text:p>
      <text:p text:style-name="P10"><text:span text:style-name="T1">Cell stress</text:span></text:p>
      <text:p text:style-name="P5"/>
      <text:p text:style-name="P5">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5"/>
      <text:p text:style-name="P5">At regular intervals, the first CMU sends its stress level to the second CMU which, like all the remaining CMUs, either passes it on or substitutes its own stress level if this is greater. So the stress level that arrives at the BMU a few milliseconds later is the stress level of the most stressed cell. The BMU then makes this available as register 40113 to the system controller, or substitutes a stress level based on the current if this is greater. Stress updates can be configured to be as fast as 15 times per second or as slow as one every 1.9 seconds.</text:p>
      <text:p text:style-name="P5"/>
      <text:p text:style-name="P5">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5"/>
      <text:p text:style-name="P5">The system controller, battery management system and battery form a control system. Ideally, but not required, a proportional / integral (PI) control algorithm would be used to control both discharge power (and hence current), and charge power (and hence current; the batteries only care about current). That is the reason for the wide range of normal stress levels; a PI control algorithm is able to use these stress levels to better anticipate an alarm condition, resulting in better protection of the battery.</text:p>
      <text:p text:style-name="P5"/>
      <text:p text:style-name="P5">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9"/>
      <text:p text:style-name="P9">– Mike Van Emmerik, 30-Sep-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5-09-30T10:43:11.87</dc:date>
    <dc:creator>David Keenan</dc:creator>
    <meta:editing-duration>P4DT1H16M2S</meta:editing-duration>
    <meta:editing-cycles>40</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66" meta:word-count="804" meta:character-count="5010"/>
  </office:meta>
</office:document-meta>
</file>